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Normal">
      <style:text-properties style:font-name="Nimbus Mono L1" officeooo:paragraph-rsid="007854aa"/>
    </style:style>
    <style:style style:name="P3" style:family="paragraph" style:parent-style-name="Normal">
      <style:text-properties style:font-name="Nimbus Mono L1" officeooo:rsid="00794b71" officeooo:paragraph-rsid="00815f3a"/>
    </style:style>
    <style:style style:name="P4" style:family="paragraph" style:parent-style-name="Normal">
      <style:text-properties style:font-name="Nimbus Mono L1" officeooo:rsid="007abc1a" officeooo:paragraph-rsid="007abc1a"/>
    </style:style>
    <style:style style:name="P5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817e2c"/>
    </style:style>
    <style:style style:name="P6" style:family="paragraph" style:parent-style-name="Normal">
      <style:paragraph-properties fo:line-height="100%"/>
      <style:text-properties style:font-name="Nimbus Mono L1" officeooo:paragraph-rsid="008b52d9"/>
    </style:style>
    <style:style style:name="P7" style:family="paragraph" style:parent-style-name="Normal">
      <style:text-properties officeooo:rsid="007f2cef" officeooo:paragraph-rsid="007f2cef"/>
    </style:style>
    <style:style style:name="P8" style:family="paragraph" style:parent-style-name="Normal">
      <style:text-properties officeooo:rsid="007f2cef" officeooo:paragraph-rsid="00810360"/>
    </style:style>
    <style:style style:name="P9" style:family="paragraph" style:parent-style-name="Normal">
      <style:text-properties officeooo:rsid="007eac00" officeooo:paragraph-rsid="007eac00"/>
    </style:style>
    <style:style style:name="P10" style:family="paragraph" style:parent-style-name="Normal">
      <style:text-properties officeooo:rsid="00819209" officeooo:paragraph-rsid="00819209"/>
    </style:style>
    <style:style style:name="P11" style:family="paragraph" style:parent-style-name="Normal">
      <style:text-properties officeooo:paragraph-rsid="008b52d9"/>
    </style:style>
    <style:style style:name="P12" style:family="paragraph" style:parent-style-name="Character_20_name">
      <style:text-properties style:font-name="Nimbus Mono L1" officeooo:paragraph-rsid="007854aa"/>
    </style:style>
    <style:style style:name="P13" style:family="paragraph" style:parent-style-name="Character_20_name">
      <style:text-properties style:font-name="Nimbus Mono L1" officeooo:paragraph-rsid="007abc1a"/>
    </style:style>
    <style:style style:name="P14" style:family="paragraph" style:parent-style-name="Character_20_name">
      <style:text-properties style:font-name="Nimbus Mono L1" officeooo:paragraph-rsid="007c6a51"/>
    </style:style>
    <style:style style:name="P15" style:family="paragraph" style:parent-style-name="Character_20_name">
      <style:text-properties style:font-name="Nimbus Mono L1" officeooo:paragraph-rsid="007d7273"/>
    </style:style>
    <style:style style:name="P16" style:family="paragraph" style:parent-style-name="Character_20_speech">
      <style:text-properties style:font-name="Nimbus Mono L1" officeooo:paragraph-rsid="007854aa"/>
    </style:style>
    <style:style style:name="P17" style:family="paragraph" style:parent-style-name="Character_20_speech">
      <style:text-properties style:font-name="Nimbus Mono L1" officeooo:rsid="007abc1a" officeooo:paragraph-rsid="007abc1a"/>
    </style:style>
    <style:style style:name="P18" style:family="paragraph" style:parent-style-name="Character_20_speech">
      <style:text-properties style:font-name="Nimbus Mono L1" officeooo:rsid="007abc1a" officeooo:paragraph-rsid="007c6a51"/>
    </style:style>
    <style:style style:name="P19" style:family="paragraph" style:parent-style-name="Character_20_speech">
      <style:text-properties style:font-name="Nimbus Mono L1" officeooo:rsid="007abc1a" officeooo:paragraph-rsid="007d7273"/>
    </style:style>
    <style:style style:name="P20" style:family="paragraph" style:parent-style-name="Character_20_speech">
      <style:text-properties style:font-name="Nimbus Mono L1" officeooo:rsid="007abc1a" officeooo:paragraph-rsid="007eac00"/>
    </style:style>
    <style:style style:name="P21" style:family="paragraph" style:parent-style-name="Remark">
      <style:text-properties style:font-name="Nimbus Mono L1" officeooo:paragraph-rsid="007854aa"/>
    </style:style>
    <style:style style:name="P22" style:family="paragraph" style:parent-style-name="Remark">
      <style:text-properties style:font-name="Nimbus Mono L1" officeooo:paragraph-rsid="007abc1a"/>
    </style:style>
    <style:style style:name="P23" style:family="paragraph" style:parent-style-name="Remark">
      <style:text-properties style:font-name="Nimbus Mono L1" officeooo:paragraph-rsid="007c6a51"/>
    </style:style>
    <style:style style:name="P24" style:family="paragraph" style:parent-style-name="Remark">
      <style:text-properties style:font-name="Nimbus Mono L1" officeooo:rsid="007abc1a" officeooo:paragraph-rsid="007c6a51"/>
    </style:style>
    <style:style style:name="P25" style:family="paragraph" style:parent-style-name="Remark">
      <style:text-properties style:font-name="Nimbus Mono L1" officeooo:rsid="007abc1a" officeooo:paragraph-rsid="007eac00"/>
    </style:style>
    <style:style style:name="P26" style:family="paragraph" style:parent-style-name="Remark">
      <style:text-properties officeooo:rsid="007abc1a" officeooo:paragraph-rsid="007abc1a"/>
    </style:style>
    <style:style style:name="P27" style:family="paragraph" style:parent-style-name="Remark">
      <style:text-properties officeooo:rsid="007d7273" officeooo:paragraph-rsid="007d7273"/>
    </style:style>
    <style:style style:name="P28" style:family="paragraph" style:parent-style-name="Normal">
      <style:paragraph-properties fo:margin-left="0cm" fo:margin-right="3.75cm" fo:text-indent="0cm" style:auto-text-indent="false"/>
      <style:text-properties style:font-name="Nimbus Mono L1" officeooo:rsid="007abc1a" officeooo:paragraph-rsid="007c6a51"/>
    </style:style>
    <style:style style:name="P29" style:family="paragraph" style:parent-style-name="Heading_20_2" style:list-style-name="">
      <style:text-properties style:font-name="Nimbus Mono L1" officeooo:rsid="001e97ff" officeooo:paragraph-rsid="008cb7e2"/>
    </style:style>
    <style:style style:name="T1" style:family="text">
      <style:text-properties fo:font-style="normal" officeooo:rsid="008b52d9" style:font-style-asian="normal" style:font-style-complex="normal"/>
    </style:style>
    <style:style style:name="T2" style:family="text">
      <style:text-properties officeooo:rsid="00817e2c"/>
    </style:style>
    <style:style style:name="T3" style:family="text">
      <style:text-properties officeooo:rsid="00836312"/>
    </style:style>
    <style:style style:name="T4" style:family="text">
      <style:text-properties officeooo:rsid="008639cb"/>
    </style:style>
    <style:style style:name="T5" style:family="text">
      <style:text-properties officeooo:rsid="0086c68d"/>
    </style:style>
    <style:style style:name="T6" style:family="text">
      <style:text-properties officeooo:rsid="0087907e"/>
    </style:style>
    <style:style style:name="T7" style:family="text">
      <style:text-properties officeooo:rsid="0088b8ab"/>
    </style:style>
    <style:style style:name="T8" style:family="text">
      <style:text-properties officeooo:rsid="008b52d9"/>
    </style:style>
    <style:style style:name="T9" style:family="text">
      <style:text-properties style:font-name="Nimbus Mono L1" fo:font-style="normal" officeooo:rsid="008b52d9" style:font-style-asian="normal" style:font-style-complex="normal"/>
    </style:style>
    <style:style style:name="T10" style:family="text">
      <style:text-properties style:font-name="Nimbus Mono L1" fo:font-style="normal" officeooo:rsid="0015962b" style:font-style-asian="normal" style:font-style-complex="normal"/>
    </style:style>
    <style:style style:name="T11" style:family="text">
      <style:text-properties officeooo:rsid="008ea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ВТОРАЯ СЕРИЯ: Встреча с Марьей Моревной</text:h>
      <text:p text:style-name="P3">НАДПИСЬ НА ЭКРАНЕ: </text:p>
      <text:p text:style-name="P3">«В предыдущей серии».</text:p>
      <text:p text:style-name="P4">Появляются фрагменты предыдущей серии, но каждый фрагмент резко обрывается, прерываемый шумом на экране.</text:p>
      <text:p text:style-name="P13">ГОЛОС</text:p>
      <text:p text:style-name="P22">(за кадром)</text:p>
      <text:p text:style-name="P17">Жил-был Иван царевич, и было у него...</text:p>
      <text:p text:style-name="P17"/>
      <text:p text:style-name="P26">(шум)</text:p>
      <text:p text:style-name="P28">В стену врезается машина.</text:p>
      <text:p text:style-name="P28"/>
      <text:p text:style-name="Remark">(шум)</text:p>
      <text:p text:style-name="P14">ГОЛОС</text:p>
      <text:p text:style-name="P23">(за кадром)</text:p>
      <text:p text:style-name="P18">Затужил Иван, заскучал, да делать...</text:p>
      <text:p text:style-name="P18"/>
      <text:p text:style-name="P24">(шум)</text:p>
      <text:p text:style-name="P18"/>
      <text:p text:style-name="P15">ХРАБРЫЙ НАЗАР</text:p>
      <text:p text:style-name="P27">(в камеру)</text:p>
      <text:p text:style-name="P19"><text:span text:style-name="T3">... (</text:span>Б<text:span text:style-name="T3">)</text:span>ез паники, Иван Царевич, ты-то мне и нужен!</text:p>
      <text:p text:style-name="P19"/>
      <text:p text:style-name="P25">(шум)</text:p>
      <text:p text:style-name="P20"/>
      <text:p text:style-name="P9">Шум на экране продолжается дольше, чем обычно.</text:p>
      <text:p text:style-name="P10">Появляется надпись «Загрузка...» (Buffering?) и индикатор прогресса.</text:p>
      <text:p text:style-name="P2"><text:bookmark text:name="line-167"/>НАТ. УЛИЦА ГОРОДА <text:bookmark text:name="line-168"/>ВЕЧЕР</text:p>
      <text:p text:style-name="P2">Тихий и пустынный город. Везде видны следы недавних разрушений — судя по всему здесь недавно произошла битва. Улица завалена телами людей в военной форме, обломками мотоциклов и техники, различным <text:soft-page-break/>уличным оружием (бейсбольными битами, цепями, обрезками труб, палками с гвоздями, молотками, кирками, бензопилами). В этом месте тут и там видны следы свежих взрывов от гранат. <text:bookmark text:name="line-171"/><text:bookmark text:name="line-170"/>Среди всего хлама, лежащего на земле попадаются пистолеты, автоматы и прочее оружие, но удивительно искореженное — погнутые неведомой силой стволы, некоторые разрезаны на части, один автомат раздавлен посередине чьей-то ногой словно он сделан из фольги.</text:p>
      <text:p text:style-name="P2">Подъезжает машина Ивана. Дальше он ехать не может, так как иначе придётся ехать по людям. Иван вылезает из машины и с изумлением смотрит на «поле брани». Захлопывает дверь, машина ставится на сигнализацию (слышен звук). Иван делает неуверенные шаги вперёд. Его нога случайно задевает биту, лежащую на асфальте, та с характерным звуком откатывается в сторону к чьей-то лежащей на земле руке.</text:p>
      <text:p text:style-name="P2">Иван идёт, озираясь, среди дымящихся останков, среди тел, лежащих на земле.<text:bookmark text:name="line-173"/><text:bookmark text:name="line-172"/></text:p>
      <text:p text:style-name="P2">Рука возле биты начинает неуверенно шевелиться. <text:bookmark text:name="line-175"/><text:bookmark text:name="line-174"/></text:p>
      <text:p text:style-name="P2">Иван видит, что неподалёку дорога образует возвышение и на верхушке стоит мотоцикл. Иван начинает подниматься <text:span text:style-name="T4">по склону</text:span>. Поднявшись он видит, что вокруг мотоцикла кольцом лежат тела, но внутри самого круга никого нет, за исключением лежащего тела девушки - МАРЬИ МОРЕВНЫ (2<text:span text:style-name="T5">8</text:span> лет). Она на земле в полусидячем положении, прислонена спиной к мотоциклу. У девушки фиолетовые волосы, на ней чёрный кожаный плащ. На шее висит странный амулет, часть которого повреждена.<text:bookmark text:name="line-177"/><text:bookmark text:name="line-176"/></text:p>
      <text:p text:style-name="P2">Иван бросается к Марье Моревне, трясёт за плечи. <text:bookmark text:name="line-179"/><text:bookmark text:name="line-178"/></text:p>
      <text:p text:style-name="P12">ИВАН</text:p>
      <text:p text:style-name="P16">Эй! Очнись! Ты жива? <text:bookmark text:name="line-181"/><text:bookmark text:name="line-180"/></text:p>
      <text:p text:style-name="P2">Иван озирается по сторонам, в поисках помощи. <text:bookmark text:name="line-183"/><text:bookmark text:name="line-182"/></text:p>
      <text:p text:style-name="P12">ИВАН</text:p>
      <text:p text:style-name="P21">(кричит)</text:p>
      <text:p text:style-name="P16">Коли есть тут жив человек - отзовииись!.. Кто‑нибу‑у‑удь!<text:bookmark text:name="line-185"/><text:bookmark text:name="line-184"/></text:p>
      <text:p text:style-name="P2">Отламывает зеркальце заднего вида от мотоцикла и, протерев об одежду, подносит к лицу девушки. Зеркало чуть-чуть замутняется от дыхания. <text:bookmark text:name="line-187"/><text:bookmark text:name="line-186"/></text:p>
      <text:p text:style-name="P2">Иван стирает пот со лба, отбрасывает зеркало, аккуратно берёт девушку на руки. Поднимая, он видит на спине её плаща <text:span text:style-name="T6">большую </text:span><text:soft-page-break/><text:span text:style-name="T6">букву «М»</text:span>. <text:bookmark text:name="line-189"/><text:bookmark text:name="line-188"/></text:p>
      <text:p text:style-name="P2">Иван несёт Марью Моревну к машине. Рука девушки безжизненно свисает вниз. За ней по земле волочётся катана какими-то ремнями закреплённая к поясу. <text:bookmark text:name="line-191"/><text:bookmark text:name="line-190"/></text:p>
      <text:p text:style-name="P2">Не дойдя несколько метров до машины Иван останавливается. Путь им преграждает группа угрожающего вида людей в форме. По видимому, они до этого лежали на земле, а теперь очухались. Хотя они и в форме, они больше напоминают бандитов, чем солдат. Среди них выделяется ГЕНЕРАЛ. У Генерала свежий синяк под глазом. Остальные тоже выглядят весьма помято. <text:bookmark text:name="line-193"/><text:bookmark text:name="line-192"/></text:p>
      <text:p text:style-name="P12">ГЕНЕРАЛ</text:p>
      <text:p text:style-name="P16">Стоять, молодец, коли жизнь дорога. <text:bookmark text:name="line-195"/><text:bookmark text:name="line-194"/></text:p>
      <text:p text:style-name="P2">Иван молчит, не зная что сказать. Окидывает взглядом банду. Они вооружены подобранным тут-же оружием. Напряжённая пауза. Солдаты стоят не шевелясь, сжимая в руках оружие.<text:bookmark text:name="line-197"/><text:bookmark text:name="line-196"/></text:p>
      <text:p text:style-name="P12">ГЕНЕРАЛ</text:p>
      <text:p text:style-name="P16">Отдай нам её.<text:bookmark text:name="line-199"/><text:bookmark text:name="line-198"/></text:p>
      <text:p text:style-name="P12">ИВАН</text:p>
      <text:p text:style-name="P16">С чего бы это?<text:bookmark text:name="line-201"/><text:bookmark text:name="line-200"/></text:p>
      <text:p text:style-name="P12">ГЕНЕРАЛ</text:p>
      <text:p text:style-name="P16">Всё это войско</text:p>
      <text:p text:style-name="P21">(обводит рукой)</text:p>
      <text:p text:style-name="P16">побила Марья Моревна Прекрасная Королевна.<text:bookmark text:name="line-203"/><text:bookmark text:name="line-202"/></text:p>
      <text:p text:style-name="P2">Иван с удивлением смотрит на девушку, лежащую у него на руках. Вспоминает надпись «<text:span text:style-name="T6">М</text:span>» у неё на спине. Смотрит на солдат. Его глаза встречаются с глазами Генерала. Иван вздыхает, опускает глаза и осторожно кладёт на землю Марью Моревну. <text:bookmark text:name="line-205"/><text:bookmark text:name="line-204"/></text:p>
      <text:p text:style-name="P2">Солдаты немного расслабляется. Генерал с ухмылкой на лице делает шаг вперёд. В этот момент рука Ивана поднимает обрезок трубы с земли. Иван становится перед толпой, заслоняя лежащую поодаль Моревну. <text:bookmark text:name="line-207"/><text:bookmark text:name="line-206"/></text:p>
      <text:p text:style-name="P12">ИВАН</text:p>
      <text:p text:style-name="P21">(его губы дрожат)</text:p>
      <text:p text:style-name="P16">Я н-не могу.<text:bookmark text:name="line-209"/><text:bookmark text:name="line-208"/></text:p>
      <text:p text:style-name="P2">Генерал зло сплёвывает в сторону. <text:bookmark text:name="line-211"/><text:bookmark text:name="line-210"/></text:p>
      <text:p text:style-name="P12"><text:soft-page-break/>ГЕНЕРАЛ</text:p>
      <text:p text:style-name="P16">Щенок! <text:bookmark text:name="line-213"/><text:bookmark text:name="line-212"/></text:p>
      <text:p text:style-name="P2">Генерал делает жест и вперёд выходит здоровенный солдат - ПАЙЛАТ. Пайлат идёт к Ивану, медленно и неотвратимо, его шаги отдаются глухими звуками, ноги продавливают асфальт. Иван крепче сжимает обломок трубы, другая рука свободна, но в ней что-то есть. <text:bookmark text:name="line-215"/><text:bookmark text:name="line-214"/></text:p>
      <text:p text:style-name="P2">Пайлат замахивается дубиной. В этот момент Иван нажимает кнопку на пульте управления сигнализацией, зажатом в его руке. Машина позади солдат вспыхивает огнями и начинает сигналить. Солдаты оборачивается, Пайлат тоже на мгновение отвлекается. Иван бьёт обрезком трубы ему по руке, в которой зажата дубина, та отлетает в сторону. Иван быстро делает шаг вперёд, оказываясь за спиной Пайлата, намереваясь нанести удар в сгиб колен. Но в это время на него уже летит в прыжке один из солдат. Иван, поставив занесённую для удара ногу на землю хватает Пайлата сзади за воротник. Тот, пытаясь схватить его, начинает разворачиваться вокруг себя, Иван использует это движение и разворачивается пропуская его мимо себя, опять оказываясь у него за спиной. Прыгнувший солдат пролетает мимо. <text:bookmark text:name="line-217"/><text:bookmark text:name="line-216"/>:)</text:p>
      <text:p text:style-name="P2">Иван делает между тем выпад рукой в лицо Пайлата, в результате чего его тело машинально отклоняется назад, а ноги оказываются в воздухе. С грохотом падают два тела: Пайлат на землю и его помошник – в стоящие неподалёку мусорные бачки. <text:bookmark text:name="line-219"/><text:bookmark text:name="line-218"/></text:p>
      <text:p text:style-name="P2">Иван заламывает руку лежащему на земле Пайлату, уперевшись коленом ему в спину. Иван тяжело дышит, глаза широко раскрыты, он не в силах оторвать взгляда от лежащего врага, не веря в свою удачу. Наконец, отрывает взгляд и резко поднимает голову на оставшуюся толпу. <text:bookmark text:name="line-221"/><text:bookmark text:name="line-220"/></text:p>
      <text:p text:style-name="P12">ИВАН</text:p>
      <text:p text:style-name="P16">Оружие на землю, а не то я сломаю ему руку... </text:p>
      <text:p text:style-name="P21">(переносит колено со спины в область шеи)</text:p>
      <text:p text:style-name="P16">...или шею. <text:bookmark text:name="line-223"/><text:bookmark text:name="line-222"/></text:p>
      <text:p text:style-name="P2">Пайлат смотрит снизу вверх на Генерала. Генерал приподнимает бровь. <text:bookmark text:name="line-225"/><text:bookmark text:name="line-224"/>На его лице появляется усмешка.</text:p>
      <text:p text:style-name="P12">ГЕНЕРАЛ</text:p>
      <text:p text:style-name="P16">Взять его. <text:bookmark text:name="line-227"/><text:bookmark text:name="line-226"/></text:p>
      <text:p text:style-name="P2">Солдаты выполняют приказ и бегут на Ивана. Иван смотрит на кривую ухмылку Генерала за толпой бегущих солдат. Опускает взгляд, его <text:soft-page-break/>хватают солдаты, а он так ничего и не сделал Пайлату. <text:bookmark text:name="line-229"/><text:bookmark text:name="line-228"/></text:p>
      <text:p text:style-name="P2">Солдаты держат Ивана за руки и бьют, а у них под ногами валяется дистанционное управление сигнализацией машины. Они топчутся по ней, наступают в такт ударам и машина каждый раз жалобно взвывает сиреной. Они не обращают на это внимание. <text:bookmark text:name="line-231"/><text:bookmark text:name="line-230"/></text:p>
      <text:p text:style-name="P2">Иван сползает на землю<text:bookmark text:name="line-232"/><text:bookmark text:name="line-233"/>, его волокут к Генералу.</text:p>
      <text:p text:style-name="P2">Генерал замахивается для удара, срывается порыв ветра, и <text:s/>ему на лицо падает необычный блик - блик от катаны Марьи Моревны. Он поднимает голову вверх и куда-то смотрит. Остальные солдаты тоже оборачиваются. <text:bookmark text:name="line-235"/><text:bookmark text:name="line-234"/></text:p>
      <text:p text:style-name="P2">Неподалёку на ногах стоит Марья Моревна. Её плащ и волосы угрожающе развиваются на ветру. Она держит катану, направляя солнечный зайчик на лицо Генерала. Лицо Генерала перекашивает выражение недоверия, злобы и страха. <text:bookmark text:name="line-237"/><text:bookmark text:name="line-236"/></text:p>
      <text:p text:style-name="P2">Солдаты оставляют тело <text:span text:style-name="T7">Ивана</text:span> и устремляются за экран к Марье Моревне, на ходу подбирая с земли оружие. <text:bookmark text:name="line-239"/><text:bookmark text:name="line-238"/></text:p>
      <text:p text:style-name="P2">Иван <text:span text:style-name="T7">продолжает лежать, </text:span>смотрит в небо. По голубому небу плывут белые пушистые облака. На фоне неба появляется склонившееся лицо Марьи Моревны. <text:bookmark text:name="line-241"/><text:bookmark text:name="line-240"/></text:p>
      <text:p text:style-name="P12">МАРЬЯ МОРЕВНА</text:p>
      <text:p text:style-name="P16">Как тебя зовут? <text:bookmark text:name="line-243"/><text:bookmark text:name="line-242"/></text:p>
      <text:p text:style-name="P2">Показывается лицо Ивана, всё в ссадинах, он с облегчением улыбается. <text:bookmark text:name="line-245"/><text:bookmark text:name="line-244"/></text:p>
      <text:p text:style-name="P12">ИВАН</text:p>
      <text:p text:style-name="P16">Иван. Я тот, который "Царевич". <text:bookmark text:name="line-249"/><text:bookmark text:name="line-248"/></text:p>
      <text:p text:style-name="P12">МАРЬЯ МОРЕВНА</text:p>
      <text:p text:style-name="P16">Значит я тебя знаю. Я — Марья Моревна.<text:bookmark text:name="line-251"/><text:bookmark text:name="line-250"/></text:p>
      <text:p text:style-name="P12">ИВАН</text:p>
      <text:p text:style-name="P16">Я знаю.<text:bookmark text:name="line-253"/><text:bookmark text:name="line-252"/></text:p>
      <text:p text:style-name="P12">МАРЬЯ МОРЕВНА</text:p>
      <text:p text:style-name="P21">(смеётся)</text:p>
      <text:p text:style-name="P16">Значит мы друг друга знаем.<text:bookmark text:name="line-255"/><text:bookmark text:name="line-254"/></text:p>
      <text:p text:style-name="P2">Подаёт ему руку. Иван берётся за неё и она помогает ему подняться.<text:bookmark text:name="line-257"/><text:bookmark text:name="line-256"/></text:p>
      <text:p text:style-name="P11"><text:soft-page-break/><text:span text:style-name="Emphasis"><text:span text:style-name="T1">Иван и Моревна садятся на мотоцикл и уезжают.</text:span></text:span></text:p>
      <text:p text:style-name="P6">НАТ. ПОМЕСТЬЕ МАРЬИ МОРЕВНЫ ДЕНЬ <text:bookmark text:name="line-307"/></text:p>
      <text:p text:style-name="P6">Поместье Марьи Моревны представляет собой дворец на холме. <text:span text:style-name="T11">В</text:span>округ <text:span text:style-name="T11">дворца</text:span> сад, что-то типа рощицы. Дворец обнесён стеной.<text:bookmark text:name="line-315"/><text:bookmark text:name="line-314"/></text:p>
      <text:p text:style-name="P6"><text:bookmark text:name="line-316"/>НАТ. ПОМЕСТЬЕ МАРЬИ МОРЕВНЫ РОЩА ДЕНЬ <text:bookmark text:name="line-317"/></text:p>
      <text:p text:style-name="P6"><text:span text:style-name="Emphasis"><text:span text:style-name="T1">В</text:span></text:span><text:span text:style-name="Emphasis"><text:span text:style-name="T9"> зарослях возле стены дома </text:span></text:span><text:span text:style-name="Emphasis"><text:span text:style-name="T1">сидит АГЕНТ</text:span></text:span><text:span text:style-name="Emphasis"><text:span text:style-name="T9">. </text:span></text:span><text:span text:style-name="Emphasis"><text:span text:style-name="T10">Рядом с ним </text:span></text:span><text:span text:style-name="Emphasis"><text:span text:style-name="T1">коробки со взрывчаткой</text:span></text:span><text:span text:style-name="Emphasis"><text:span text:style-name="T9">. </text:span></text:span><text:span text:style-name="Emphasis"><text:span text:style-name="T1">Агент готовится поджечь фитиль.</text:span></text:span></text:p>
      <text:p text:style-name="P7">ЗТМ.</text:p>
      <text:p text:style-name="P7">НАДПИСЬ НА ЭКРАНЕ:</text:p>
      <text:p text:style-name="P7">«В следующей серии».</text:p>
      <text:p text:style-name="P7">Появляются фрагменты из эпизода 3 — <text:span text:style-name="T8">там где Моревна собирается на слёт байкеров.</text:span> <text:span text:style-name="T8">Всё нарисовано в стиле </text:span>СП. </text:p>
      <text:p text:style-name="P8">ЗТМ.</text:p>
      <text:p text:style-name="P8"/>
      <text:p text:style-name="P5">КОНЕЦ <text:span text:style-name="T2">2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5-12-20T22:03:07.418199945</dc:date>
    <meta:editing-duration>PT22H57M40S</meta:editing-duration>
    <meta:editing-cycles>120</meta:editing-cycles>
    <meta:generator>LibreOffice/4.4.2.2$Linux_X86_64 LibreOffice_project/40m0$Build-2</meta:generator>
    <meta:print-date>2015-02-02T14:22:45.391057692</meta:print-date>
    <meta:document-statistic meta:table-count="0" meta:image-count="0" meta:object-count="0" meta:page-count="6" meta:paragraph-count="99" meta:word-count="1178" meta:character-count="7671" meta:non-whitespace-character-count="6554"/>
  </office:meta>
</office:document-meta>
</file>